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Arial1" fo:font-size="11pt" style:font-size-asian="11pt" style:font-name-complex="Arial1"/>
    </style:style>
    <style:style style:name="P2" style:family="paragraph" style:parent-style-name="Standard">
      <style:text-properties style:font-name="Dutch" fo:font-size="11pt" style:font-size-asian="11pt" style:font-name-complex="Dutch"/>
    </style:style>
    <style:style style:name="P3" style:family="paragraph" style:parent-style-name="Standard">
      <loext:graphic-properties draw:fill="solid" draw:fill-color="#f2f2f2"/>
      <style:paragraph-properties fo:background-color="#f2f2f2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font-size-asian="12pt"/>
    </style:style>
    <style:style style:name="fr1" style:family="graphic" style:parent-style-name="Frame">
      <style:graphic-properties fo:margin-left="0.098in" fo:margin-right="0.098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38in" fo:border="0.74pt solid #000000" style:writing-mode="lr-tb" draw:wrap-influence-on-position="once-successive" loext:allow-overlap="true"/>
    </style:style>
    <number:date-style style:name="N129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database-display text:table-name="" text:table-type="table" text:column-name="titre_pour_courriers">«titre_pour_courriers»</text:database-display></text:span><text:span text:style-name="T1">,</text:span></text:p>
      <text:p text:style-name="P1"/>
      <text:p text:style-name="Standard"><text:span text:style-name="T1">En règlement du sinistre N° du </text:span><text:span text:style-name="T1"><text:database-display text:table-name="" text:table-type="table" text:column-name="Date_survenance">«Date_survenance»</text:database-display></text:span><text:span text:style-name="T1">,</text:span></text:p>
      <text:p text:style-name="Standard"><text:span text:style-name="T1">(</text:span><text:span text:style-name="T1"><text:database-display text:table-name="" text:table-type="table" text:column-name="Circonstances">«Circonstances»</text:database-display></text:span><text:span text:style-name="T1">),</text:span></text:p>
      <text:p text:style-name="Standard"><text:span text:style-name="T1">Nous vous prions de trouver ci-joint un chèque barré N° </text:span><text:span text:style-name="T1"><text:database-display text:table-name="" text:table-type="table" text:column-name="numerocheque">«numerocheque»</text:database-display></text:span><text:span text:style-name="T1"><text:s/>pour un montant de</text:span></text:p>
      <text:p text:style-name="Standard"><text:span text:style-name="T1"><text:database-display text:table-name="" text:table-type="table" text:column-name="Montant">«Montant»</text:database-display></text:span><text:span text:style-name="T1">.(</text:span><text:span text:style-name="T1"><text:database-display text:table-name="" text:table-type="table" text:column-name="Montant">«Montant»</text:database-display></text:span><text:span text:style-name="T1">)</text:span></text:p>
      <text:p text:style-name="P1"/>
      <text:p text:style-name="Standard"><text:span text:style-name="T1">Vous en souhaitant bonne réception, nous vous prions d’agréer, </text:span><text:span text:style-name="T1"><text:database-display text:table-name="" text:table-type="table" text:column-name="titre_pour_courriers">«titre_pour_courriers»</text:database-display></text:span><text:span text:style-name="T1">, nos salutations distinguées.</text:span>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Pour le Cabinet</text:p>
      <text:p text:style-name="P1"/>
      <text:p text:style-name="P1"/>
      <text:p text:style-name="P1"/>
      <text:p text:style-name="P1"/>
      <text:p text:style-name="P1"/>
      <text:p text:style-name="P2"><draw:frame draw:style-name="fr1" draw:name="Frame1" text:anchor-type="paragraph" svg:x="0.6701in" svg:y="0.2327in" svg:width="7.4118in" draw:z-index="0"><draw:text-box fo:min-height="2.2193in"><text:p text:style-name="P3"><text:tab/><text:tab/><text:tab/><text:tab/><text:tab/><text:tab/><text:tab/><text:tab/><text:tab/><text:span text:style-name="T2">BFF </text:span><text:span text:style-name="T3"><text:database-display text:table-name="" text:table-type="table" text:column-name="montantprotege">«montantprotege»</text:database-display></text:span></text:p><text:p text:style-name="P3"/><text:p text:style-name="P3"><text:tab/><text:tab/><text:span text:style-name="T4"><text:database-display text:table-name="" text:table-type="table" text:column-name="Montantligne1">«Montantligne1»</text:database-display></text:span></text:p><text:p text:style-name="P3"><text:span text:style-name="T4"><text:tab/><text:tab/></text:span><text:span text:style-name="T4"><text:database-display text:table-name="" text:table-type="table" text:column-name="MontantLigne2">«MontantLigne2»</text:database-display></text:span></text:p><text:p text:style-name="P3"/><text:p text:style-name="P3"><text:tab/><text:tab/>A <text:span text:style-name="T4"><text:database-display text:table-name="" text:table-type="table" text:column-name="Nom_prénom_ou_Raison_sociale">«Nom_prénom_ou_Raison_sociale»</text:database-display></text:span></text:p><text:p text:style-name="P3"/><text:p text:style-name="P3"><text:tab/><text:tab/><text:tab/><text:tab/><text:tab/><text:tab/><text:tab/><text:tab/><text:tab/>A GIF SUR YVETTE</text:p><text:p text:style-name="P3"><text:tab/><text:tab/><text:tab/><text:tab/><text:tab/><text:tab/><text:tab/><text:tab/><text:tab/>Le <text:date style:data-style-name="N129" text:date-value="2025-10-28T01:07:28.811182519">28/10/2025</text:date></text:p><text:p text:style-name="P3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9:00</meta:creation-date>
    <dc:creator>Bruno</dc:creator>
    <dc:date>2015-04-14T16:45:00</dc:date>
    <meta:editing-cycles>25</meta:editing-cycles>
    <meta:editing-duration>PT1M</meta:editing-duration>
    <meta:document-statistic meta:table-count="0" meta:image-count="0" meta:object-count="0" meta:page-count="1" meta:paragraph-count="15" meta:word-count="74" meta:character-count="664" meta:non-whitespace-character-count="560"/>
    <meta:generator>LibreOffice/25.8.1.1$Windows_X86_64 LibreOffice_project/54047653041915e595ad4e45cccea684809c77b5</meta:generator>
  </office:meta>
</office:document-meta>
</file>